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0.00000199379">
            <text:p>1,99E-006</text:p>
          </table:table-cell>
          <table:table-cell office:value-type="float" office:value="0.0055174">
            <text:p>0,0055174</text:p>
          </table:table-cell>
          <table:table-cell office:value-type="float" office:value="20000000">
            <text:p>20000000</text:p>
          </table:table-cell>
          <table:table-cell table:formula="of:=SQRT(([.A1]*6367.44)^2 + ([.B1]*(-10.5984))^2) / 6367.4447" office:value-type="float" office:value="0.00000939746747790148">
            <text:p>9,39746747790148E-006</text:p>
          </table:table-cell>
          <table:table-cell/>
        </table:table-row>
        <table:table-row table:style-name="ro1">
          <table:table-cell office:value-type="float" office:value="0.00000184042">
            <text:p>1,84E-006</text:p>
          </table:table-cell>
          <table:table-cell office:value-type="float" office:value="0.00479079">
            <text:p>0,00479079</text:p>
          </table:table-cell>
          <table:table-cell office:value-type="float" office:value="22000000">
            <text:p>22000000</text:p>
          </table:table-cell>
          <table:table-cell table:formula="of:=SQRT(([.A2]*6367.44)^2 + ([.B2]*(-10.5984))^2) / 6367.4447" office:value-type="float" office:value="0.00000818373886352091">
            <text:p>8,18373886352091E-006</text:p>
          </table:table-cell>
          <table:table-cell>
            <draw:frame table:end-cell-address="Лист1.M22" table:end-x="0.03cm" table:end-y="0.04cm" draw:z-index="0" draw:style-name="gr1" draw:text-style-name="P1" svg:width="15.999cm" svg:height="8.999cm" svg:x="2.096cm" svg:y="0.074cm">
              <draw:object draw:notify-on-update-of-ranges="Лист1.C1:Лист1.C41 Лист1.D1:Лист1.D4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0000168705">
            <text:p>1,69E-006</text:p>
          </table:table-cell>
          <table:table-cell office:value-type="float" office:value="0.00454576">
            <text:p>0,00454576</text:p>
          </table:table-cell>
          <table:table-cell office:value-type="float" office:value="24200000">
            <text:p>24200000</text:p>
          </table:table-cell>
          <table:table-cell table:formula="of:=SQRT(([.A3]*6367.44)^2 + ([.B3]*(-10.5984))^2) / 6367.4447" office:value-type="float" office:value="0.00000775206556285073">
            <text:p>7,75206556285073E-006</text:p>
          </table:table-cell>
          <table:table-cell/>
        </table:table-row>
        <table:table-row table:style-name="ro1">
          <table:table-cell office:value-type="float" office:value="0.00000153368">
            <text:p>1,53E-006</text:p>
          </table:table-cell>
          <table:table-cell office:value-type="float" office:value="0.00416226">
            <text:p>0,00416226</text:p>
          </table:table-cell>
          <table:table-cell office:value-type="float" office:value="26620000">
            <text:p>26620000</text:p>
          </table:table-cell>
          <table:table-cell table:formula="of:=SQRT(([.A4]*6367.44)^2 + ([.B4]*(-10.5984))^2) / 6367.4447" office:value-type="float" office:value="0.00000709567265348958">
            <text:p>7,09567265348958E-006</text:p>
          </table:table-cell>
          <table:table-cell/>
        </table:table-row>
        <table:table-row table:style-name="ro1">
          <table:table-cell office:value-type="float" office:value="0.00000138031">
            <text:p>1,38E-006</text:p>
          </table:table-cell>
          <table:table-cell office:value-type="float" office:value="0.00371099">
            <text:p>0,00371099</text:p>
          </table:table-cell>
          <table:table-cell office:value-type="float" office:value="29282000">
            <text:p>29282000</text:p>
          </table:table-cell>
          <table:table-cell table:formula="of:=SQRT(([.A5]*6367.44)^2 + ([.B5]*(-10.5984))^2) / 6367.4447" office:value-type="float" office:value="0.00000632916674492565">
            <text:p>6,32916674492565E-006</text:p>
          </table:table-cell>
          <table:table-cell/>
        </table:table-row>
        <table:table-row table:style-name="ro1">
          <table:table-cell office:value-type="float" office:value="0.00000122695">
            <text:p>1,23E-006</text:p>
          </table:table-cell>
          <table:table-cell office:value-type="float" office:value="0.00335349">
            <text:p>0,00335349</text:p>
          </table:table-cell>
          <table:table-cell office:value-type="float" office:value="32210200">
            <text:p>32210200</text:p>
          </table:table-cell>
          <table:table-cell table:formula="of:=SQRT(([.A6]*6367.44)^2 + ([.B6]*(-10.5984))^2) / 6367.4447" office:value-type="float" office:value="0.00000571503189309518">
            <text:p>0,000005715</text:p>
          </table:table-cell>
          <table:table-cell/>
        </table:table-row>
        <table:table-row table:style-name="ro1">
          <table:table-cell office:value-type="float" office:value="0.00000122695">
            <text:p>1,23E-006</text:p>
          </table:table-cell>
          <table:table-cell office:value-type="float" office:value="0.00313582">
            <text:p>0,00313582</text:p>
          </table:table-cell>
          <table:table-cell office:value-type="float" office:value="35431220">
            <text:p>35431220</text:p>
          </table:table-cell>
          <table:table-cell table:formula="of:=SQRT(([.A7]*6367.44)^2 + ([.B7]*(-10.5984))^2) / 6367.4447" office:value-type="float" office:value="0.00000536173961055412">
            <text:p>5,36173961055412E-006</text:p>
          </table:table-cell>
          <table:table-cell/>
        </table:table-row>
        <table:table-row table:style-name="ro1">
          <table:table-cell office:value-type="float" office:value="0.00000107358">
            <text:p>1,07E-006</text:p>
          </table:table-cell>
          <table:table-cell office:value-type="float" office:value="0.00271821">
            <text:p>0,00271821</text:p>
          </table:table-cell>
          <table:table-cell office:value-type="float" office:value="38974342">
            <text:p>38974342</text:p>
          </table:table-cell>
          <table:table-cell table:formula="of:=SQRT(([.A8]*6367.44)^2 + ([.B8]*(-10.5984))^2) / 6367.4447" office:value-type="float" office:value="0.00000464999975871508">
            <text:p>0,00000465</text:p>
          </table:table-cell>
          <table:table-cell/>
        </table:table-row>
        <table:table-row table:style-name="ro1">
          <table:table-cell office:value-type="float" office:value="0.000000996894">
            <text:p>9,97E-007</text:p>
          </table:table-cell>
          <table:table-cell office:value-type="float" office:value="0.00213503">
            <text:p>0,00213503</text:p>
          </table:table-cell>
          <table:table-cell office:value-type="float" office:value="42871778">
            <text:p>42871778</text:p>
          </table:table-cell>
          <table:table-cell table:formula="of:=SQRT(([.A9]*6367.44)^2 + ([.B9]*(-10.5984))^2) / 6367.4447" office:value-type="float" office:value="0.00000369086488042968">
            <text:p>3,69086488042968E-006</text:p>
          </table:table-cell>
          <table:table-cell/>
        </table:table-row>
        <table:table-row table:style-name="ro1">
          <table:table-cell office:value-type="float" office:value="0.000000843525">
            <text:p>8,44E-007</text:p>
          </table:table-cell>
          <table:table-cell office:value-type="float" office:value="0.00205269">
            <text:p>0,00205269</text:p>
          </table:table-cell>
          <table:table-cell office:value-type="float" office:value="47158953">
            <text:p>47158953</text:p>
          </table:table-cell>
          <table:table-cell table:formula="of:=SQRT(([.A10]*6367.44)^2 + ([.B10]*(-10.5984))^2) / 6367.4447" office:value-type="float" office:value="0.00000351922193475671">
            <text:p>3,51922193475671E-006</text:p>
          </table:table-cell>
          <table:table-cell/>
        </table:table-row>
        <table:table-row table:style-name="ro1">
          <table:table-cell office:value-type="float" office:value="0.000000766841">
            <text:p>7,67E-007</text:p>
          </table:table-cell>
          <table:table-cell office:value-type="float" office:value="0.0018847">
            <text:p>0,0018847</text:p>
          </table:table-cell>
          <table:table-cell office:value-type="float" office:value="51874847">
            <text:p>51874847</text:p>
          </table:table-cell>
          <table:table-cell table:formula="of:=SQRT(([.A11]*6367.44)^2 + ([.B11]*(-10.5984))^2) / 6367.4447" office:value-type="float" office:value="0.00000322938721636172">
            <text:p>3,22938721636172E-006</text:p>
          </table:table-cell>
          <table:table-cell/>
        </table:table-row>
        <table:table-row table:style-name="ro1">
          <table:table-cell office:value-type="float" office:value="0.000000690157">
            <text:p>6,90E-007</text:p>
          </table:table-cell>
          <table:table-cell office:value-type="float" office:value="0.00164696">
            <text:p>0,00164696</text:p>
          </table:table-cell>
          <table:table-cell office:value-type="float" office:value="57062332">
            <text:p>57062332</text:p>
          </table:table-cell>
          <table:table-cell table:formula="of:=SQRT(([.A12]*6367.44)^2 + ([.B12]*(-10.5984))^2) / 6367.4447" office:value-type="float" office:value="0.00000282685291223603">
            <text:p>2,82685291223603E-006</text:p>
          </table:table-cell>
          <table:table-cell/>
        </table:table-row>
        <table:table-row table:style-name="ro1">
          <table:table-cell office:value-type="float" office:value="0.000000690157">
            <text:p>6,90E-007</text:p>
          </table:table-cell>
          <table:table-cell office:value-type="float" office:value="0.00162932">
            <text:p>0,00162932</text:p>
          </table:table-cell>
          <table:table-cell office:value-type="float" office:value="62768565">
            <text:p>62768565</text:p>
          </table:table-cell>
          <table:table-cell table:formula="of:=SQRT(([.A13]*6367.44)^2 + ([.B13]*(-10.5984))^2) / 6367.4447" office:value-type="float" office:value="0.00000279838939227727">
            <text:p>2,79838939227727E-006</text:p>
          </table:table-cell>
          <table:table-cell/>
        </table:table-row>
        <table:table-row table:style-name="ro1">
          <table:table-cell office:value-type="float" office:value="0.000000613473">
            <text:p>6,13E-007</text:p>
          </table:table-cell>
          <table:table-cell office:value-type="float" office:value="0.0016691">
            <text:p>0,0016691</text:p>
          </table:table-cell>
          <table:table-cell office:value-type="float" office:value="69045420">
            <text:p>69045420</text:p>
          </table:table-cell>
          <table:table-cell table:formula="of:=SQRT(([.A14]*6367.44)^2 + ([.B14]*(-10.5984))^2) / 6367.4447" office:value-type="float" office:value="0.00000284508868804362">
            <text:p>2,84508868804362E-006</text:p>
          </table:table-cell>
          <table:table-cell/>
        </table:table-row>
        <table:table-row table:style-name="ro1">
          <table:table-cell office:value-type="float" office:value="0.000000536789">
            <text:p>5,37E-007</text:p>
          </table:table-cell>
          <table:table-cell office:value-type="float" office:value="0.00152593">
            <text:p>0,00152593</text:p>
          </table:table-cell>
          <table:table-cell office:value-type="float" office:value="75949966">
            <text:p>75949966</text:p>
          </table:table-cell>
          <table:table-cell table:formula="of:=SQRT(([.A15]*6367.44)^2 + ([.B15]*(-10.5984))^2) / 6367.4447" office:value-type="float" office:value="0.00000259596409091024">
            <text:p>0,000002596</text:p>
          </table:table-cell>
          <table:table-cell/>
        </table:table-row>
        <table:table-row table:style-name="ro1">
          <table:table-cell office:value-type="float" office:value="0.000000536789">
            <text:p>5,37E-007</text:p>
          </table:table-cell>
          <table:table-cell office:value-type="float" office:value="0.00079689">
            <text:p>0,00079689</text:p>
          </table:table-cell>
          <table:table-cell office:value-type="float" office:value="83544964">
            <text:p>83544964</text:p>
          </table:table-cell>
          <table:table-cell table:formula="of:=SQRT(([.A16]*6367.44)^2 + ([.B16]*(-10.5984))^2) / 6367.4447" office:value-type="float" office:value="0.00000143089858779628">
            <text:p>1,43089858779628E-006</text:p>
          </table:table-cell>
          <table:table-cell/>
        </table:table-row>
        <table:table-row table:style-name="ro1">
          <table:table-cell office:value-type="float" office:value="0.000000536789">
            <text:p>5,37E-007</text:p>
          </table:table-cell>
          <table:table-cell office:value-type="float" office:value="0.000995933">
            <text:p>0,000995933</text:p>
          </table:table-cell>
          <table:table-cell office:value-type="float" office:value="91899456">
            <text:p>91899456</text:p>
          </table:table-cell>
          <table:table-cell table:formula="of:=SQRT(([.A17]*6367.44)^2 + ([.B17]*(-10.5984))^2) / 6367.4447" office:value-type="float" office:value="0.00000174244155205226">
            <text:p>1,74244155205226E-006</text:p>
          </table:table-cell>
          <table:table-cell/>
        </table:table-row>
        <table:table-row table:style-name="ro1">
          <table:table-cell office:value-type="float" office:value="0.000000460105">
            <text:p>4,60E-007</text:p>
          </table:table-cell>
          <table:table-cell office:value-type="float" office:value="0.000549617">
            <text:p>0,000549617</text:p>
          </table:table-cell>
          <table:table-cell office:value-type="float" office:value="101089401">
            <text:p>101089401</text:p>
          </table:table-cell>
          <table:table-cell table:formula="of:=SQRT(([.A18]*6367.44)^2 + ([.B18]*(-10.5984))^2) / 6367.4447" office:value-type="float" office:value="0.0000010240070845621">
            <text:p>0,000001024</text:p>
          </table:table-cell>
          <table:table-cell/>
        </table:table-row>
        <table:table-row table:style-name="ro1">
          <table:table-cell office:value-type="float" office:value="0.000000460105">
            <text:p>4,60E-007</text:p>
          </table:table-cell>
          <table:table-cell office:value-type="float" office:value="0.000361192">
            <text:p>0,000361192</text:p>
          </table:table-cell>
          <table:table-cell office:value-type="float" office:value="111198340">
            <text:p>111198340</text:p>
          </table:table-cell>
          <table:table-cell table:formula="of:=SQRT(([.A19]*6367.44)^2 + ([.B19]*(-10.5984))^2) / 6367.4447" office:value-type="float" office:value="0.000000757052316400734">
            <text:p>7,57052316400734E-007</text:p>
          </table:table-cell>
          <table:table-cell/>
        </table:table-row>
        <table:table-row table:style-name="ro1">
          <table:table-cell office:value-type="float" office:value="0.000000460105">
            <text:p>4,60E-007</text:p>
          </table:table-cell>
          <table:table-cell office:value-type="float" office:value="0.000375589">
            <text:p>0,000375589</text:p>
          </table:table-cell>
          <table:table-cell office:value-type="float" office:value="122318169">
            <text:p>122318169</text:p>
          </table:table-cell>
          <table:table-cell table:formula="of:=SQRT(([.A20]*6367.44)^2 + ([.B20]*(-10.5984))^2) / 6367.4447" office:value-type="float" office:value="0.000000776218768404903">
            <text:p>7,76218768404903E-007</text:p>
          </table:table-cell>
          <table:table-cell/>
        </table:table-row>
        <table:table-row table:style-name="ro1">
          <table:table-cell office:value-type="float" office:value="0.000000383421">
            <text:p>3,83E-007</text:p>
          </table:table-cell>
          <table:table-cell office:value-type="float" office:value="0.000467462">
            <text:p>0,000467462</text:p>
          </table:table-cell>
          <table:table-cell office:value-type="float" office:value="134549984">
            <text:p>134549984</text:p>
          </table:table-cell>
          <table:table-cell table:formula="of:=SQRT(([.A21]*6367.44)^2 + ([.B21]*(-10.5984))^2) / 6367.4447" office:value-type="float" office:value="0.00000086741690370788">
            <text:p>8,6741690370788E-007</text:p>
          </table:table-cell>
          <table:table-cell/>
        </table:table-row>
        <table:table-row table:style-name="ro1">
          <table:table-cell office:value-type="float" office:value="0.000000153368">
            <text:p>1,53E-007</text:p>
          </table:table-cell>
          <table:table-cell table:style-name="ce1" office:value-type="float" office:value="-0.0000840442">
            <text:p>-8,40E-005</text:p>
          </table:table-cell>
          <table:table-cell office:value-type="float" office:value="148004982">
            <text:p>148004982</text:p>
          </table:table-cell>
          <table:table-cell table:formula="of:=SQRT(([.A22]*6367.44)^2 + ([.B22]*(-10.5984))^2) / 6367.4447" office:value-type="float" office:value="0.000000207582702853885">
            <text:p>2,07582702853885E-007</text:p>
          </table:table-cell>
          <table:table-cell/>
        </table:table-row>
        <table:table-row table:style-name="ro1">
          <table:table-cell office:value-type="float" office:value="0.000000153368">
            <text:p>1,53E-007</text:p>
          </table:table-cell>
          <table:table-cell table:style-name="ce1" office:value-type="float" office:value="-0.0000891732">
            <text:p>-8,92E-005</text:p>
          </table:table-cell>
          <table:table-cell office:value-type="float" office:value="162805473">
            <text:p>162805473</text:p>
          </table:table-cell>
          <table:table-cell table:formula="of:=SQRT(([.A23]*6367.44)^2 + ([.B23]*(-10.5984))^2) / 6367.4447" office:value-type="float" office:value="0.000000213428992171886">
            <text:p>2,13428992171886E-007</text:p>
          </table:table-cell>
          <table:table-cell/>
        </table:table-row>
        <table:table-row table:style-name="ro1">
          <table:table-cell office:value-type="float" office:value="0.000000153368">
            <text:p>1,53E-007</text:p>
          </table:table-cell>
          <table:table-cell table:style-name="ce1" office:value-type="float" office:value="0.0000152071">
            <text:p>1,52E-005</text:p>
          </table:table-cell>
          <table:table-cell office:value-type="float" office:value="179086019">
            <text:p>179086019</text:p>
          </table:table-cell>
          <table:table-cell table:formula="of:=SQRT(([.A24]*6367.44)^2 + ([.B24]*(-10.5984))^2) / 6367.4447" office:value-type="float" office:value="0.000000155442566505512">
            <text:p>1,55442566505512E-007</text:p>
          </table:table-cell>
          <table:table-cell/>
        </table:table-row>
        <table:table-row table:style-name="ro1">
          <table:table-cell office:value-type="float" office:value="0.0000000766841">
            <text:p>7,67E-008</text:p>
          </table:table-cell>
          <table:table-cell office:value-type="float" office:value="0.000102131">
            <text:p>0,000102131</text:p>
          </table:table-cell>
          <table:table-cell office:value-type="float" office:value="196994617">
            <text:p>196994617</text:p>
          </table:table-cell>
          <table:table-cell table:formula="of:=SQRT(([.A25]*6367.44)^2 + ([.B25]*(-10.5984))^2) / 6367.4447" office:value-type="float" office:value="0.000000186489369320385">
            <text:p>1,86489369320385E-007</text:p>
          </table:table-cell>
          <table:table-cell/>
        </table:table-row>
        <table:table-row table:style-name="ro1">
          <table:table-cell office:value-type="float" office:value="0.0000000766841">
            <text:p>7,67E-008</text:p>
          </table:table-cell>
          <table:table-cell table:style-name="ce1" office:value-type="float" office:value="-0.0000772055">
            <text:p>-7,72E-005</text:p>
          </table:table-cell>
          <table:table-cell office:value-type="float" office:value="216694086">
            <text:p>216694086</text:p>
          </table:table-cell>
          <table:table-cell table:formula="of:=SQRT(([.A26]*6367.44)^2 + ([.B26]*(-10.5984))^2) / 6367.4447" office:value-type="float" office:value="0.000000149647022766498">
            <text:p>1,49647022766498E-007</text:p>
          </table:table-cell>
          <table:table-cell/>
        </table:table-row>
        <table:table-row table:style-name="ro1">
          <table:table-cell office:value-type="float" office:value="0.0000000766841">
            <text:p>7,67E-008</text:p>
          </table:table-cell>
          <table:table-cell office:value-type="float" office:value="-0.000109419">
            <text:p>-0,000109419</text:p>
          </table:table-cell>
          <table:table-cell office:value-type="float" office:value="238363488">
            <text:p>238363488</text:p>
          </table:table-cell>
          <table:table-cell table:formula="of:=SQRT(([.A27]*6367.44)^2 + ([.B27]*(-10.5984))^2) / 6367.4447" office:value-type="float" office:value="0.00000019760996592523">
            <text:p>1,9760996592523E-007</text:p>
          </table:table-cell>
          <table:table-cell/>
        </table:table-row>
        <table:table-row table:style-name="ro1">
          <table:table-cell office:value-type="float" office:value="0.0000000766841">
            <text:p>7,67E-008</text:p>
          </table:table-cell>
          <table:table-cell office:value-type="float" office:value="0.00010519">
            <text:p>0,00010519</text:p>
          </table:table-cell>
          <table:table-cell office:value-type="float" office:value="262199836">
            <text:p>262199836</text:p>
          </table:table-cell>
          <table:table-cell table:formula="of:=SQRT(([.A28]*6367.44)^2 + ([.B28]*(-10.5984))^2) / 6367.4447" office:value-type="float" office:value="0.000000191142067492137">
            <text:p>1,91142067492137E-007</text:p>
          </table:table-cell>
          <table:table-cell/>
        </table:table-row>
        <table:table-row table:style-name="ro1">
          <table:table-cell office:value-type="float" office:value="0.0000000766841">
            <text:p>7,67E-008</text:p>
          </table:table-cell>
          <table:table-cell table:style-name="ce1" office:value-type="float" office:value="0.00000827844">
            <text:p>8,28E-006</text:p>
          </table:table-cell>
          <table:table-cell office:value-type="float" office:value="288419824">
            <text:p>288419824</text:p>
          </table:table-cell>
          <table:table-cell table:formula="of:=SQRT(([.A29]*6367.44)^2 + ([.B29]*(-10.5984))^2) / 6367.4447" office:value-type="float" office:value="0.0000000779121847823258">
            <text:p>7,79121847823258E-008</text:p>
          </table:table-cell>
          <table:table-cell/>
        </table:table-row>
        <table:table-row table:style-name="ro1">
          <table:table-cell office:value-type="float" office:value="0.0000000766841">
            <text:p>7,67E-008</text:p>
          </table:table-cell>
          <table:table-cell office:value-type="float" office:value="-0.000134075">
            <text:p>-0,000134075</text:p>
          </table:table-cell>
          <table:table-cell office:value-type="float" office:value="317261824">
            <text:p>317261824</text:p>
          </table:table-cell>
          <table:table-cell table:formula="of:=SQRT(([.A30]*6367.44)^2 + ([.B30]*(-10.5984))^2) / 6367.4447" office:value-type="float" office:value="0.000000235971050342187">
            <text:p>0,000000236</text:p>
          </table:table-cell>
          <table:table-cell/>
        </table:table-row>
        <table:table-row table:style-name="ro1">
          <table:table-cell office:value-type="float" office:value="0.0000000766841">
            <text:p>7,67E-008</text:p>
          </table:table-cell>
          <table:table-cell office:value-type="float" office:value="-0.000167998">
            <text:p>-0,000167998</text:p>
          </table:table-cell>
          <table:table-cell office:value-type="float" office:value="348988006">
            <text:p>348988006</text:p>
          </table:table-cell>
          <table:table-cell table:formula="of:=SQRT(([.A31]*6367.44)^2 + ([.B31]*(-10.5984))^2) / 6367.4447" office:value-type="float" office:value="0.000000289951288024046">
            <text:p>0,00000029</text:p>
          </table:table-cell>
          <table:table-cell/>
        </table:table-row>
        <table:table-row table:style-name="ro1">
          <table:table-cell office:value-type="float" office:value="0.0000000766841">
            <text:p>7,67E-008</text:p>
          </table:table-cell>
          <table:table-cell office:value-type="float" office:value="-0.000331948">
            <text:p>-0,000331948</text:p>
          </table:table-cell>
          <table:table-cell office:value-type="float" office:value="383886800">
            <text:p>383886800</text:p>
          </table:table-cell>
          <table:table-cell table:formula="of:=SQRT(([.A32]*6367.44)^2 + ([.B32]*(-10.5984))^2) / 6367.4447" office:value-type="float" office:value="0.000000557812535943118">
            <text:p>5,57812535943118E-007</text:p>
          </table:table-cell>
          <table:table-cell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-0.000171418">
            <text:p>-0,000171418</text:p>
          </table:table-cell>
          <table:table-cell office:value-type="float" office:value="422275462">
            <text:p>422275462</text:p>
          </table:table-cell>
          <table:table-cell table:formula="of:=SQRT(([.A33]*6367.44)^2 + ([.B33]*(-10.5984))^2) / 6367.4447" office:value-type="float" office:value="0.000000285319561738793">
            <text:p>2,85319561738793E-007</text:p>
          </table:table-cell>
          <table:table-cell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-0.000138304">
            <text:p>-0,000138304</text:p>
          </table:table-cell>
          <table:table-cell office:value-type="float" office:value="464503001">
            <text:p>464503001</text:p>
          </table:table-cell>
          <table:table-cell table:formula="of:=SQRT(([.A34]*6367.44)^2 + ([.B34]*(-10.5984))^2) / 6367.4447" office:value-type="float" office:value="0.000000230202409704477">
            <text:p>2,30202409704477E-007</text:p>
          </table:table-cell>
          <table:table-cell/>
        </table:table-row>
        <table:table-row table:style-name="ro1">
          <table:table-cell table:style-name="Default" office:value-type="float" office:value="0">
            <text:p>0</text:p>
          </table:table-cell>
          <table:table-cell table:style-name="ce1" office:value-type="float" office:value="0.000032034">
            <text:p>3,20E-005</text:p>
          </table:table-cell>
          <table:table-cell office:value-type="float" office:value="510953308">
            <text:p>510953308</text:p>
          </table:table-cell>
          <table:table-cell table:formula="of:=SQRT(([.A35]*6367.44)^2 + ([.B35]*(-10.5984))^2) / 6367.4447" office:value-type="float" office:value="0.000000053319527941876">
            <text:p>5,3319527941876E-008</text:p>
          </table:table-cell>
          <table:table-cell/>
        </table:table-row>
        <table:table-row table:style-name="ro1">
          <table:table-cell table:style-name="Default" office:value-type="float" office:value="0">
            <text:p>0</text:p>
          </table:table-cell>
          <table:table-cell table:style-name="ce1" office:value-type="float" office:value="0.0000342835">
            <text:p>3,43E-005</text:p>
          </table:table-cell>
          <table:table-cell office:value-type="float" office:value="562048643">
            <text:p>562048643</text:p>
          </table:table-cell>
          <table:table-cell table:formula="of:=SQRT(([.A36]*6367.44)^2 + ([.B36]*(-10.5984))^2) / 6367.4447" office:value-type="float" office:value="0.0000000570637459010834">
            <text:p>5,70637459010834E-008</text:p>
          </table:table-cell>
          <table:table-cell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-0.000280927">
            <text:p>-0,000280927</text:p>
          </table:table-cell>
          <table:table-cell office:value-type="float" office:value="618253504">
            <text:p>618253504</text:p>
          </table:table-cell>
          <table:table-cell table:formula="of:=SQRT(([.A37]*6367.44)^2 + ([.B37]*(-10.5984))^2) / 6367.4447" office:value-type="float" office:value="0.000000467593651311962">
            <text:p>4,67593651311962E-007</text:p>
          </table:table-cell>
          <table:table-cell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-0.000315571">
            <text:p>-0,000315571</text:p>
          </table:table-cell>
          <table:table-cell office:value-type="float" office:value="680078854">
            <text:p>680078854</text:p>
          </table:table-cell>
          <table:table-cell table:formula="of:=SQRT(([.A38]*6367.44)^2 + ([.B38]*(-10.5984))^2) / 6367.4447" office:value-type="float" office:value="0.000000525257437477235">
            <text:p>5,25257437477235E-007</text:p>
          </table:table-cell>
          <table:table-cell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-0.000115988">
            <text:p>-0,000115988</text:p>
          </table:table-cell>
          <table:table-cell office:value-type="float" office:value="748086732">
            <text:p>748086732</text:p>
          </table:table-cell>
          <table:table-cell table:formula="of:=SQRT(([.A39]*6367.44)^2 + ([.B39]*(-10.5984))^2) / 6367.4447" office:value-type="float" office:value="0.000000193058169661057">
            <text:p>1,93058169661057E-007</text:p>
          </table:table-cell>
          <table:table-cell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-0.00021164">
            <text:p>-0,00021164</text:p>
          </table:table-cell>
          <table:table-cell office:value-type="float" office:value="822895392">
            <text:p>822895392</text:p>
          </table:table-cell>
          <table:table-cell table:formula="of:=SQRT(([.A40]*6367.44)^2 + ([.B40]*(-10.5984))^2)  / 6367.4447" office:value-type="float" office:value="0.000000352267743448169">
            <text:p>3,52267743448169E-00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18.06.2015</text:date>, <text:time>11:43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11:43:10.32</dc:date>
    <dc:creator>Виктор Фадеев</dc:creator>
    <meta:generator>OpenOffice/4.1.1$Win32 OpenOffice.org_project/411m6$Build-9775</meta:generator>
    <meta:editing-duration>PT3M26S</meta:editing-duration>
    <meta:editing-cycles>2</meta:editing-cycles>
    <meta:document-statistic meta:table-count="1" meta:cell-count="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Лист1.C1:Лист1.D41" svg:x="1.358cm" svg:y="0.855cm" svg:width="14.002cm" svg:height="6.957cm">
          <chartooo:coordinate-region svg:x="3.011cm" svg:y="1.067cm" svg:width="11.421cm" svg:height="6.072cm"/>
          <chart:axis chart:dimension="x" chart:name="primary-x" chart:style-name="ch3">
            <chart:title svg:x="7.892cm" svg:y="7.993cm" chart:style-name="ch4">
              <text:p>steps</text:p>
            </chart:title>
          </chart:axis>
          <chart:axis chart:dimension="y" chart:name="primary-y" chart:style-name="ch3">
            <chart:title svg:x="0.451cm" svg:y="4.734cm" chart:style-name="ch5">
              <text:p>error</text:p>
            </chart:title>
            <chart:grid chart:style-name="ch6" chart:class="major"/>
          </chart:axis>
          <chart:series chart:style-name="ch7" chart:values-cell-range-address="Лист1.D1:Лист1.D41" chart:class="chart:scatter">
            <chart:domain table:cell-range-address="Лист1.C1:Лист1.C41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000">
                <text:p>20000000</text:p>
                <draw:g>
                  <svg:desc>Лист1.C1:Лист1.C41</svg:desc>
                </draw:g>
              </table:table-cell>
              <table:table-cell office:value-type="float" office:value="0.00000939746747790148">
                <text:p>0.00000939746747790148</text:p>
                <draw:g>
                  <svg:desc>Лист1.D1:Лист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0000">
                <text:p>22000000</text:p>
              </table:table-cell>
              <table:table-cell office:value-type="float" office:value="0.00000818373886352091">
                <text:p>0.00000818373886352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00000">
                <text:p>24200000</text:p>
              </table:table-cell>
              <table:table-cell office:value-type="float" office:value="0.00000775206556285073">
                <text:p>0.00000775206556285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620000">
                <text:p>26620000</text:p>
              </table:table-cell>
              <table:table-cell office:value-type="float" office:value="0.00000709567265348958">
                <text:p>0.00000709567265348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282000">
                <text:p>29282000</text:p>
              </table:table-cell>
              <table:table-cell office:value-type="float" office:value="0.00000632916674492565">
                <text:p>0.00000632916674492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210200">
                <text:p>32210200</text:p>
              </table:table-cell>
              <table:table-cell office:value-type="float" office:value="0.00000571503189309518">
                <text:p>0.00000571503189309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431220">
                <text:p>35431220</text:p>
              </table:table-cell>
              <table:table-cell office:value-type="float" office:value="0.00000536173961055412">
                <text:p>0.00000536173961055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974342">
                <text:p>38974342</text:p>
              </table:table-cell>
              <table:table-cell office:value-type="float" office:value="0.00000464999975871508">
                <text:p>0.00000464999975871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871778">
                <text:p>42871778</text:p>
              </table:table-cell>
              <table:table-cell office:value-type="float" office:value="0.00000369086488042968">
                <text:p>0.00000369086488042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158953">
                <text:p>47158953</text:p>
              </table:table-cell>
              <table:table-cell office:value-type="float" office:value="0.00000351922193475671">
                <text:p>0.00000351922193475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874847">
                <text:p>51874847</text:p>
              </table:table-cell>
              <table:table-cell office:value-type="float" office:value="0.00000322938721636172">
                <text:p>0.00000322938721636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062332">
                <text:p>57062332</text:p>
              </table:table-cell>
              <table:table-cell office:value-type="float" office:value="0.00000282685291223603">
                <text:p>0.00000282685291223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768565">
                <text:p>62768565</text:p>
              </table:table-cell>
              <table:table-cell office:value-type="float" office:value="0.00000279838939227727">
                <text:p>0.00000279838939227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045420">
                <text:p>69045420</text:p>
              </table:table-cell>
              <table:table-cell office:value-type="float" office:value="0.00000284508868804362">
                <text:p>0.00000284508868804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949966">
                <text:p>75949966</text:p>
              </table:table-cell>
              <table:table-cell office:value-type="float" office:value="0.00000259596409091024">
                <text:p>0.00000259596409091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544964">
                <text:p>83544964</text:p>
              </table:table-cell>
              <table:table-cell office:value-type="float" office:value="0.00000143089858779628">
                <text:p>0.000001430898587796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899456">
                <text:p>91899456</text:p>
              </table:table-cell>
              <table:table-cell office:value-type="float" office:value="0.00000174244155205226">
                <text:p>0.000001742441552052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089401">
                <text:p>101089401</text:p>
              </table:table-cell>
              <table:table-cell office:value-type="float" office:value="0.0000010240070845621">
                <text:p>0.0000010240070845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198340">
                <text:p>111198340</text:p>
              </table:table-cell>
              <table:table-cell office:value-type="float" office:value="0.000000757052316400734">
                <text:p>0.000000757052316400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2318169">
                <text:p>122318169</text:p>
              </table:table-cell>
              <table:table-cell office:value-type="float" office:value="0.000000776218768404903">
                <text:p>0.0000007762187684049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549984">
                <text:p>134549984</text:p>
              </table:table-cell>
              <table:table-cell office:value-type="float" office:value="0.00000086741690370788">
                <text:p>0.00000086741690370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8004982">
                <text:p>148004982</text:p>
              </table:table-cell>
              <table:table-cell office:value-type="float" office:value="0.000000207582702853885">
                <text:p>0.000000207582702853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805473">
                <text:p>162805473</text:p>
              </table:table-cell>
              <table:table-cell office:value-type="float" office:value="0.000000213428992171886">
                <text:p>0.000000213428992171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9086019">
                <text:p>179086019</text:p>
              </table:table-cell>
              <table:table-cell office:value-type="float" office:value="0.000000155442566505512">
                <text:p>0.000000155442566505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994617">
                <text:p>196994617</text:p>
              </table:table-cell>
              <table:table-cell office:value-type="float" office:value="0.000000186489369320385">
                <text:p>0.000000186489369320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6694086">
                <text:p>216694086</text:p>
              </table:table-cell>
              <table:table-cell office:value-type="float" office:value="0.000000149647022766498">
                <text:p>0.0000001496470227664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8363488">
                <text:p>238363488</text:p>
              </table:table-cell>
              <table:table-cell office:value-type="float" office:value="0.00000019760996592523">
                <text:p>0.000000197609965925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2199836">
                <text:p>262199836</text:p>
              </table:table-cell>
              <table:table-cell office:value-type="float" office:value="0.000000191142067492137">
                <text:p>0.000000191142067492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8419824">
                <text:p>288419824</text:p>
              </table:table-cell>
              <table:table-cell office:value-type="float" office:value="0.0000000779121847823258">
                <text:p>0.0000000779121847823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7261824">
                <text:p>317261824</text:p>
              </table:table-cell>
              <table:table-cell office:value-type="float" office:value="0.000000235971050342187">
                <text:p>0.0000002359710503421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8988006">
                <text:p>348988006</text:p>
              </table:table-cell>
              <table:table-cell office:value-type="float" office:value="0.000000289951288024046">
                <text:p>0.000000289951288024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3886800">
                <text:p>383886800</text:p>
              </table:table-cell>
              <table:table-cell office:value-type="float" office:value="0.000000557812535943118">
                <text:p>0.000000557812535943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2275462">
                <text:p>422275462</text:p>
              </table:table-cell>
              <table:table-cell office:value-type="float" office:value="0.000000285319561738793">
                <text:p>0.000000285319561738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4503001">
                <text:p>464503001</text:p>
              </table:table-cell>
              <table:table-cell office:value-type="float" office:value="0.000000230202409704477">
                <text:p>0.000000230202409704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0953308">
                <text:p>510953308</text:p>
              </table:table-cell>
              <table:table-cell office:value-type="float" office:value="0.000000053319527941876">
                <text:p>0.000000053319527941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2048643">
                <text:p>562048643</text:p>
              </table:table-cell>
              <table:table-cell office:value-type="float" office:value="0.0000000570637459010834">
                <text:p>0.00000005706374590108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8253504">
                <text:p>618253504</text:p>
              </table:table-cell>
              <table:table-cell office:value-type="float" office:value="0.000000467593651311962">
                <text:p>0.000000467593651311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0078854">
                <text:p>680078854</text:p>
              </table:table-cell>
              <table:table-cell office:value-type="float" office:value="0.000000525257437477235">
                <text:p>0.0000005252574374772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8086732">
                <text:p>748086732</text:p>
              </table:table-cell>
              <table:table-cell office:value-type="float" office:value="0.000000193058169661057">
                <text:p>0.0000001930581696610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2895392">
                <text:p>822895392</text:p>
              </table:table-cell>
              <table:table-cell office:value-type="float" office:value="0.000000352267743448169">
                <text:p>0.000000352267743448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